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LIA(#nombre,características)<text:span text:style-name="T1"> siendo</text:span></text:p>
      <text:p text:style-name="P1"><text:tab/>Nombre <text:span text:style-name="T1">es cadena no nulo,</text:span></text:p>
      <text:p text:style-name="P1"><text:tab/>Características <text:span text:style-name="T1">es cadena,</text:span></text:p>
      <text:p text:style-name="P1"><text:span text:style-name="T1"><text:tab/>PK(</text:span>nombre)</text:p>
      <text:p text:style-name="P1"/>
      <text:p text:style-name="P1">GENERO(#nombre,características,nombre_Familia) <text:span text:style-name="T1">siendo</text:span></text:p>
      <text:p text:style-name="P1"><text:tab/>Nombre <text:span text:style-name="T1">es cadena no nulo,</text:span></text:p>
      <text:p text:style-name="P1"><text:tab/>Características <text:span text:style-name="T1">es cadena,</text:span></text:p>
      <text:p text:style-name="P1"><text:tab/>Nombre_familia <text:span text:style-name="T1">es cadena,</text:span></text:p>
      <text:p text:style-name="P1"><text:span text:style-name="T1"><text:tab/>PK(</text:span>nombre)</text:p>
      <text:p text:style-name="P1"><text:span text:style-name="T1"><text:tab/>FK(</text:span>nombre_Familia/FAMILIA(nombre))</text:p>
      <text:p text:style-name="P1"/>
      <text:p text:style-name="P1">ESPECIE(#nombre,características,nombre_genero) <text:span text:style-name="T1">siendo</text:span></text:p>
      <text:p text:style-name="P1"><text:tab/>Nombre <text:span text:style-name="T1">es cadena no nulo,</text:span></text:p>
      <text:p text:style-name="P1"><text:tab/>Características <text:span text:style-name="T1">es cadena,</text:span></text:p>
      <text:p text:style-name="P1"><text:tab/>Nombre_genero <text:span text:style-name="T1">es cadena,</text:span></text:p>
      <text:p text:style-name="P1"><text:span text:style-name="T1"><text:tab/>PK(</text:span>nombre),</text:p>
      <text:p text:style-name="P1"><text:span text:style-name="T1"><text:tab/>FK(</text:span>nombre_genero/GENERO(nombre))</text:p>
      <text:p text:style-name="P1"/>
      <text:p text:style-name="P1">PERSONA(#DNI,nombre,dirección,teléfono,usuario) <text:span text:style-name="T1">siendo</text:span></text:p>
      <text:p text:style-name="P1"><text:tab/>DNI <text:span text:style-name="T1">es cadena no nulo,</text:span></text:p>
      <text:p text:style-name="P1"><text:tab/>Nombre <text:span text:style-name="T1">es cadena no nulo,</text:span></text:p>
      <text:p text:style-name="P1"><text:tab/>Dirección <text:span text:style-name="T1">es cadena,</text:span></text:p>
      <text:p text:style-name="P1"><text:tab/>Teléfono <text:span text:style-name="T1">es cadena,</text:span></text:p>
      <text:p text:style-name="P1"><text:tab/>Usuario <text:span text:style-name="T1">es entero,</text:span></text:p>
      <text:p text:style-name="P1"><text:span text:style-name="T1"><text:tab/>PK</text:span>(DNI)</text:p>
      <text:p text:style-name="P1"/>
      <text:p text:style-name="P1"/>
      <text:p text:style-name="P1"/>
      <text:p text:style-name="P1"/>
      <text:p text:style-name="P1"/>
      <text:p text:style-name="P1">COLECCIÓN(#DNI_Persona,nº_ejemplares,fecha_inicio,precio) <text:span text:style-name="T1">siendo</text:span></text:p>
      <text:p text:style-name="P1"><text:soft-page-break/><text:tab/>DNI_Persona <text:span text:style-name="T1">es cadena no nulo,</text:span></text:p>
      <text:p text:style-name="P1"><text:tab/>Nºejemplares <text:span text:style-name="T1">es entero no nulo,</text:span></text:p>
      <text:p text:style-name="P1"><text:tab/>Fecha_inicio <text:span text:style-name="T1">es fecha,</text:span></text:p>
      <text:p text:style-name="P1"><text:tab/>Precio <text:span text:style-name="T1">es decimal,</text:span></text:p>
      <text:p text:style-name="P1"><text:span text:style-name="T1"><text:tab/>PK(</text:span>DNI_Persona),</text:p>
      <text:p text:style-name="P1"><text:span text:style-name="T1"><text:tab/>FK</text:span>(DNI_Persona/PERSONA(DNI))</text:p>
      <text:p text:style-name="P1"/>
      <text:p text:style-name="P1">ZONA(#nombre,localidad,extensión,protegida)<text:span text:style-name="T1">siendo</text:span></text:p>
      <text:p text:style-name="P1"><text:tab/>Nombre <text:span text:style-name="T1">es cadena no nulo,</text:span></text:p>
      <text:p text:style-name="P1"><text:tab/>Localidad <text:span text:style-name="T1">es cadena,</text:span></text:p>
      <text:p text:style-name="P1"><text:tab/>Extensión <text:span text:style-name="T1">es entero no nulo,</text:span></text:p>
      <text:p text:style-name="P1"><text:tab/>Protegida <text:span text:style-name="T1">es boolean,</text:span></text:p>
      <text:p text:style-name="P1"><text:span text:style-name="T1"><text:tab/>PK(</text:span>nombre)</text:p>
      <text:p text:style-name="P1"/>
      <text:p text:style-name="P1">EJEMPLAR_MARIPOSA(#fecha_captura,#hora_captura,#nombre_zona,#dni_persona,dni_coleccion,fecha_coleccion,nombre_comun,precio_ejemplar) <text:span text:style-name="T1">siendo</text:span></text:p>
      <text:p text:style-name="P1"><text:tab/>Fecha_captura <text:span text:style-name="T1">es fecha no nulo,</text:span></text:p>
      <text:p text:style-name="P1"><text:tab/>Hora_captura <text:span text:style-name="T1">es cadena no nulo,</text:span></text:p>
      <text:p text:style-name="P1"><text:tab/>Nombre_zona <text:span text:style-name="T1">es cadena no nulo,</text:span></text:p>
      <text:p text:style-name="P1"><text:tab/>Dni_persona <text:span text:style-name="T1">es cadena no nulo,</text:span></text:p>
      <text:p text:style-name="P1"><text:tab/>Dni_coleccion <text:span text:style-name="T1">es cadena,</text:span></text:p>
      <text:p text:style-name="P1"><text:tab/>Fecha_coleccion <text:span text:style-name="T1">es fecha,</text:span></text:p>
      <text:p text:style-name="P1"><text:tab/>Nombre_comun <text:span text:style-name="T1">es cadena,</text:span></text:p>
      <text:p text:style-name="P1"><text:tab/>Precio_ejemplar <text:span text:style-name="T1">es decimal no nulo,</text:span></text:p>
      <text:p text:style-name="P1"><text:tab/><text:span text:style-name="T1">PK</text:span>(fecha_captura,hora_captura,nombre_zona,dni_persona)</text:p>
      <text:p text:style-name="P1"><text:span text:style-name="T1"><text:tab/>FK(</text:span>nombre_zona/ZONA(nombre)),</text:p>
      <text:p text:style-name="P1"><text:span text:style-name="T1"><text:tab/>FK(</text:span>DNI_PERSONA/PERSONA(DNI)),</text:p>
      <text:p text:style-name="P1"><text:span text:style-name="T1"><text:tab/>FK(</text:span>Dni_coleccion/COLECCION(DNI)),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ma garcia lora</meta:initial-creator>
    <meta:editing-cycles>2</meta:editing-cycles>
    <meta:creation-date>2022-01-28T19:21:00</meta:creation-date>
    <dc:date>2022-02-01T13:36:13.047000000</dc:date>
    <meta:editing-duration>PT55M19S</meta:editing-duration>
    <meta:generator>LibreOffice/7.2.1.2$Windows_X86_64 LibreOffice_project/87b77fad49947c1441b67c559c339af8f3517e22</meta:generator>
    <meta:document-statistic meta:table-count="0" meta:image-count="0" meta:object-count="0" meta:page-count="2" meta:paragraph-count="49" meta:word-count="141" meta:character-count="1526" meta:non-whitespace-character-count="1392"/>
    <meta:user-defined meta:name="AppVersion">16.0000</meta:user-defined>
    <meta:template xlink:type="simple" xlink:actuate="onRequest" xlink:title="Normal" xlink:href=""/>
  </office:meta>
</office:document-meta>
</file>